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6d8" officeooo:paragraph-rsid="001036d8"/>
    </style:style>
    <style:style style:name="P2" style:family="paragraph" style:parent-style-name="Standard">
      <style:text-properties officeooo:rsid="001036d8" officeooo:paragraph-rsid="0017d108"/>
    </style:style>
    <style:style style:name="P3" style:family="paragraph" style:parent-style-name="Standard">
      <style:text-properties officeooo:rsid="001036d8" officeooo:paragraph-rsid="003530bc"/>
    </style:style>
    <style:style style:name="P4" style:family="paragraph" style:parent-style-name="Standard">
      <style:text-properties officeooo:rsid="001036d8" officeooo:paragraph-rsid="00365c0e"/>
    </style:style>
    <style:style style:name="P5" style:family="paragraph" style:parent-style-name="Standard">
      <style:text-properties officeooo:paragraph-rsid="001036d8"/>
    </style:style>
    <style:style style:name="P6" style:family="paragraph" style:parent-style-name="Standard">
      <style:text-properties officeooo:rsid="0011b3b2" officeooo:paragraph-rsid="0011b3b2"/>
    </style:style>
    <style:style style:name="P7" style:family="paragraph" style:parent-style-name="Standard">
      <style:text-properties style:font-name="CMU Typewriter Text" officeooo:rsid="0011b3b2" officeooo:paragraph-rsid="0011b3b2"/>
    </style:style>
    <style:style style:name="P8" style:family="paragraph" style:parent-style-name="Standard">
      <style:text-properties style:font-name="CMU Typewriter Text" fo:font-size="10pt" officeooo:rsid="001036d8" officeooo:paragraph-rsid="001036d8" style:font-size-asian="10pt" style:font-size-complex="10pt"/>
    </style:style>
    <style:style style:name="P9" style:family="paragraph" style:parent-style-name="Standard">
      <style:text-properties style:font-name="CMU Typewriter Text" fo:font-size="8pt" officeooo:rsid="001036d8" officeooo:paragraph-rsid="0014f5c8" style:font-size-asian="8pt" style:font-size-complex="8pt"/>
    </style:style>
    <style:style style:name="P10" style:family="paragraph" style:parent-style-name="Standard">
      <style:text-properties style:font-name="CMU Typewriter Text" fo:font-size="8pt" officeooo:rsid="001036d8" officeooo:paragraph-rsid="001036d8" style:font-size-asian="8pt" style:font-size-complex="8pt"/>
    </style:style>
    <style:style style:name="P11" style:family="paragraph" style:parent-style-name="Standard">
      <style:text-properties style:font-name="CMU Typewriter Text" fo:font-size="8pt" officeooo:rsid="001036d8" officeooo:paragraph-rsid="00365c0e" style:font-size-asian="8pt" style:font-size-complex="8pt"/>
    </style:style>
    <style:style style:name="P12" style:family="paragraph" style:parent-style-name="Standard">
      <style:text-properties style:font-name="CMU Typewriter Text" fo:font-size="8pt" officeooo:paragraph-rsid="001036d8" style:font-size-asian="8pt" style:font-size-complex="8pt"/>
    </style:style>
    <style:style style:name="P13" style:family="paragraph" style:parent-style-name="Standard">
      <style:text-properties style:font-name="CMU Typewriter Text" fo:font-size="8pt" officeooo:rsid="001f5ec6" officeooo:paragraph-rsid="001f5ec6" style:font-size-asian="8pt" style:font-size-complex="8pt"/>
    </style:style>
    <style:style style:name="P14" style:family="paragraph" style:parent-style-name="Standard">
      <style:text-properties style:font-name="CMU Typewriter Text" fo:font-size="8pt" officeooo:rsid="001f5ec6" officeooo:paragraph-rsid="00356159" style:font-size-asian="8pt" style:font-size-complex="8pt"/>
    </style:style>
    <style:style style:name="P15" style:family="paragraph" style:parent-style-name="Standard">
      <style:text-properties style:font-name="CMU Typewriter Text" fo:font-size="9pt" officeooo:rsid="003530bc" officeooo:paragraph-rsid="003530bc" style:font-size-asian="9pt" style:font-size-complex="9pt"/>
    </style:style>
    <style:style style:name="P16" style:family="paragraph" style:parent-style-name="Standard">
      <style:text-properties officeooo:rsid="001f5ec6" officeooo:paragraph-rsid="001f5ec6"/>
    </style:style>
    <style:style style:name="P17" style:family="paragraph" style:parent-style-name="Standard">
      <style:text-properties fo:font-size="8pt" officeooo:rsid="001036d8" officeooo:paragraph-rsid="001036d8" style:font-size-asian="8pt" style:font-size-complex="8pt"/>
    </style:style>
    <style:style style:name="P18" style:family="paragraph" style:parent-style-name="Standard">
      <style:text-properties fo:font-size="8pt" officeooo:rsid="001036d8" officeooo:paragraph-rsid="0014f5c8" style:font-size-asian="8pt" style:font-size-complex="8pt"/>
    </style:style>
    <style:style style:name="P19" style:family="paragraph" style:parent-style-name="Standard">
      <style:text-properties officeooo:rsid="003530bc" officeooo:paragraph-rsid="003530bc"/>
    </style:style>
    <style:style style:name="P20" style:family="paragraph" style:parent-style-name="Standard">
      <style:text-properties fo:color="#eeeeee" style:text-line-through-style="solid" style:text-line-through-type="single" officeooo:rsid="001036d8" officeooo:paragraph-rsid="001036d8"/>
    </style:style>
    <style:style style:name="P21" style:family="paragraph" style:parent-style-name="Standard">
      <style:text-properties fo:color="#eeeeee" style:text-line-through-style="solid" style:text-line-through-type="single" style:font-name="CMU Typewriter Text" fo:font-size="8pt" officeooo:rsid="001036d8" officeooo:paragraph-rsid="001036d8" style:font-size-asian="8pt" style:font-size-complex="8pt"/>
    </style:style>
    <style:style style:name="P22" style:family="paragraph" style:parent-style-name="Standard">
      <style:text-properties fo:color="#eeeeee" style:text-line-through-style="solid" style:text-line-through-type="single" style:font-name="CMU Typewriter Text" fo:font-size="8pt" officeooo:rsid="001036d8" officeooo:paragraph-rsid="0017d108" style:font-size-asian="8pt" style:font-size-complex="8pt"/>
    </style:style>
    <style:style style:name="P23" style:family="paragraph" style:parent-style-name="Standard">
      <style:paragraph-properties fo:margin-left="1.199cm" fo:margin-right="0cm" fo:text-indent="0cm" style:auto-text-indent="false"/>
      <style:text-properties style:font-name="CMU Typewriter Text" fo:font-size="8pt" officeooo:rsid="001f5ec6" officeooo:paragraph-rsid="00356159" style:font-size-asian="8pt" style:font-size-complex="8pt"/>
    </style:style>
    <style:style style:name="P24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CMU Typewriter Text" fo:font-size="8pt" officeooo:rsid="001f5ec6" officeooo:paragraph-rsid="00356159" style:font-size-asian="8pt" style:font-size-complex="8pt"/>
    </style:style>
    <style:style style:name="P25" style:family="paragraph" style:parent-style-name="Standard">
      <style:paragraph-properties fo:margin-left="1.199cm" fo:margin-right="0cm" fo:text-indent="0cm" style:auto-text-indent="false"/>
      <style:text-properties style:font-name="CMU Typewriter Text" fo:font-size="8pt" officeooo:rsid="00374d9b" officeooo:paragraph-rsid="00374d9b" style:font-size-asian="8pt" style:font-size-complex="8pt"/>
    </style:style>
    <style:style style:name="P26" style:family="paragraph" style:parent-style-name="Standard">
      <style:paragraph-properties fo:margin-left="1.199cm" fo:margin-right="0cm" fo:text-indent="0cm" style:auto-text-indent="false"/>
      <style:text-properties style:font-name="CMU Typewriter Text" fo:font-size="8pt" officeooo:rsid="0038224d" officeooo:paragraph-rsid="0038224d" style:font-size-asian="8pt" style:font-size-complex="8pt"/>
    </style:style>
    <style:style style:name="P27" style:family="paragraph" style:parent-style-name="Standard">
      <style:paragraph-properties fo:margin-left="1.199cm" fo:margin-right="0cm" fo:text-indent="0cm" style:auto-text-indent="false"/>
      <style:text-properties style:font-name="CMU Typewriter Text" fo:font-size="10pt" style:font-size-asian="10pt" style:font-size-complex="10pt"/>
    </style:style>
    <style:style style:name="P28" style:family="paragraph" style:parent-style-name="Standard">
      <style:paragraph-properties fo:margin-left="1.199cm" fo:margin-right="0cm" fo:text-indent="0cm" style:auto-text-indent="false"/>
      <style:text-properties style:font-name="CMU Typewriter Text" fo:font-size="10pt" officeooo:paragraph-rsid="00374d9b" style:font-size-asian="10pt" style:font-size-complex="10pt"/>
    </style:style>
    <style:style style:name="P29" style:family="paragraph" style:parent-style-name="Standard" style:master-page-name="">
      <style:paragraph-properties fo:margin-left="1.199cm" fo:margin-right="0cm" fo:text-indent="0cm" style:auto-text-indent="false" style:page-number="auto"/>
      <style:text-properties style:font-name="CMU Typewriter Text" fo:font-size="8pt" officeooo:rsid="00374d9b" officeooo:paragraph-rsid="00374d9b" style:font-size-asian="8pt" style:font-size-complex="8pt"/>
    </style:style>
    <style:style style:name="P30" style:family="paragraph" style:parent-style-name="Text_20_body" style:master-page-name="">
      <loext:graphic-properties draw:fill="none"/>
      <style:paragraph-properties fo:margin-left="1.199cm" fo:margin-right="0cm" fo:text-indent="0cm" style:auto-text-indent="false" style:page-number="auto" fo:background-color="transparent"/>
    </style:style>
    <style:style style:name="P31" style:family="paragraph" style:parent-style-name="Preformatted_20_Text">
      <style:paragraph-properties fo:margin-left="1.199cm" fo:margin-right="0cm" fo:text-indent="0cm" style:auto-text-indent="false"/>
      <style:text-properties fo:color="#000000" style:font-name="CMU Typewriter Text" fo:font-size="10pt" officeooo:paragraph-rsid="00374d9b" style:font-size-asian="10pt" style:font-size-complex="10pt"/>
    </style:style>
    <style:style style:name="P32" style:family="paragraph" style:parent-style-name="Preformatted_20_Text">
      <style:paragraph-properties fo:margin-left="1.199cm" fo:margin-right="0cm" fo:text-indent="0cm" style:auto-text-indent="false"/>
      <style:text-properties fo:color="#000000" style:font-name="CMU Typewriter Text" fo:font-size="10pt" officeooo:rsid="00374d9b" officeooo:paragraph-rsid="00374d9b" style:font-size-asian="10pt" style:font-size-complex="10pt"/>
    </style:style>
    <style:style style:name="P33" style:family="paragraph" style:parent-style-name="Preformatted_20_Text">
      <style:paragraph-properties fo:margin-left="1.199cm" fo:margin-right="0cm" fo:text-indent="0cm" style:auto-text-indent="false"/>
      <style:text-properties fo:color="#000000" style:font-name="CMU Typewriter Text" fo:font-size="10pt" officeooo:rsid="00374d9b" officeooo:paragraph-rsid="0038224d" style:font-size-asian="10pt" style:font-size-complex="10pt"/>
    </style:style>
    <style:style style:name="P34" style:family="paragraph" style:parent-style-name="Preformatted_20_Text">
      <style:paragraph-properties fo:margin-left="1.199cm" fo:margin-right="0cm" fo:text-indent="0cm" style:auto-text-indent="false"/>
      <style:text-properties fo:color="#000000" style:font-name="CMU Typewriter Text" fo:font-size="10pt" officeooo:paragraph-rsid="0038224d" style:font-size-asian="10pt" style:font-size-complex="10pt"/>
    </style:style>
    <style:style style:name="P35" style:family="paragraph" style:parent-style-name="Preformatted_20_Text">
      <loext:graphic-properties draw:fill="solid" draw:fill-color="#ffffff" draw:opacity="100%"/>
      <style:paragraph-properties fo:margin-left="1.199cm" fo:margin-right="0cm" fo:text-indent="0cm" style:auto-text-indent="false" fo:background-color="#ffffff"/>
      <style:text-properties fo:color="#000000" style:font-name="CMU Typewriter Text" fo:font-size="10pt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margin-left="1.199cm" fo:margin-right="0cm" fo:margin-top="0cm" fo:margin-bottom="0.499cm" loext:contextual-spacing="false" fo:text-indent="0cm" style:auto-text-indent="false" fo:background-color="#ffffff"/>
      <style:text-properties fo:color="#000000" style:font-name="CMU Typewriter Text" fo:font-size="10pt" style:font-size-asian="10pt" style:font-size-complex="10pt"/>
    </style:style>
    <style:style style:name="P3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1.199cm" fo:margin-right="0cm" fo:text-indent="0cm" style:auto-text-indent="false"/>
      <style:text-properties style:font-name="CMU Typewriter Text" fo:font-size="10pt" fo:background-color="#efefef" style:font-size-asian="10pt" style:font-size-complex="10pt"/>
    </style:style>
    <style:style style:name="P39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CMU Typewriter Text" fo:font-size="8pt" officeooo:rsid="001f5ec6" officeooo:paragraph-rsid="00356159" style:font-size-asian="8pt" style:font-size-complex="8pt"/>
    </style:style>
    <style:style style:name="P40" style:family="paragraph" style:parent-style-name="Standard">
      <style:paragraph-properties fo:margin-left="1.199cm" fo:margin-right="0cm" fo:text-indent="0cm" style:auto-text-indent="false"/>
      <style:text-properties fo:color="#000000" style:font-name="CMU Typewriter Text" fo:font-size="10pt" officeooo:rsid="00374d9b" officeooo:paragraph-rsid="00374d9b" style:font-size-asian="10pt" style:font-size-complex="10pt"/>
    </style:style>
    <style:style style:name="P41" style:family="paragraph" style:parent-style-name="Standard">
      <style:text-properties officeooo:rsid="001036d8" officeooo:paragraph-rsid="001036d8"/>
    </style:style>
    <style:style style:name="P42" style:family="paragraph" style:parent-style-name="Standard">
      <style:text-properties officeooo:rsid="001036d8" officeooo:paragraph-rsid="0017d108"/>
    </style:style>
    <style:style style:name="P43" style:family="paragraph" style:parent-style-name="Standard">
      <style:text-properties officeooo:rsid="003befff" officeooo:paragraph-rsid="003befff"/>
    </style:style>
    <style:style style:name="P44" style:family="paragraph" style:parent-style-name="Standard">
      <style:text-properties style:font-name="CMU Typewriter Text" officeooo:rsid="003befff" officeooo:paragraph-rsid="003befff"/>
    </style:style>
    <style:style style:name="T1" style:family="text">
      <style:text-properties officeooo:rsid="0011b3b2"/>
    </style:style>
    <style:style style:name="T2" style:family="text">
      <style:text-properties style:font-name="Andale Mono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7d108" style:font-size-asian="10pt" style:font-size-complex="10pt"/>
    </style:style>
    <style:style style:name="T5" style:family="text">
      <style:text-properties style:font-name="CMU Typewriter Text"/>
    </style:style>
    <style:style style:name="T6" style:family="text">
      <style:text-properties style:font-name="CMU Typewriter Text" fo:font-size="10pt" style:font-size-asian="10pt" style:font-size-complex="10pt"/>
    </style:style>
    <style:style style:name="T7" style:family="text">
      <style:text-properties style:font-name="CMU Typewriter Text" officeooo:rsid="0014f5c8"/>
    </style:style>
    <style:style style:name="T8" style:family="text">
      <style:text-properties style:font-name="CMU Typewriter Text" fo:font-size="8pt" style:font-size-asian="8pt" style:font-size-complex="8pt"/>
    </style:style>
    <style:style style:name="T9" style:family="text">
      <style:text-properties style:font-name="CMU Typewriter Text" fo:font-size="8pt" officeooo:rsid="001036d8" style:font-size-asian="8pt" style:font-size-complex="8pt"/>
    </style:style>
    <style:style style:name="T10" style:family="text">
      <style:text-properties officeooo:rsid="0016d8fb"/>
    </style:style>
    <style:style style:name="T11" style:family="text">
      <style:text-properties officeooo:rsid="0017d108"/>
    </style:style>
    <style:style style:name="T12" style:family="text">
      <style:text-properties officeooo:rsid="00192a9a"/>
    </style:style>
    <style:style style:name="T13" style:family="text">
      <style:text-properties fo:color="#ce181e" fo:font-size="10pt" style:font-size-asian="10pt" style:font-size-complex="10pt"/>
    </style:style>
    <style:style style:name="T14" style:family="text">
      <style:text-properties fo:color="#ce181e" fo:font-size="10pt" officeooo:rsid="0014f5c8" style:font-size-asian="10pt" style:font-size-complex="10pt"/>
    </style:style>
    <style:style style:name="T15" style:family="text">
      <style:text-properties officeooo:rsid="002227f1"/>
    </style:style>
    <style:style style:name="T16" style:family="text">
      <style:text-properties fo:color="#000000"/>
    </style:style>
    <style:style style:name="T17" style:family="text">
      <style:text-properties fo:color="#000000" officeooo:rsid="00374d9b"/>
    </style:style>
    <style:style style:name="T18" style:family="text">
      <style:text-properties fo:color="#000000" fo:font-style="italic" fo:font-weight="bold" officeooo:rsid="00374d9b"/>
    </style:style>
    <style:style style:name="T19" style:family="text">
      <style:text-properties fo:color="#000000" officeooo:rsid="0038224d"/>
    </style:style>
    <style:style style:name="T20" style:family="text">
      <style:text-properties officeooo:rsid="00324bb4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17d108"/>
    </style:style>
    <style:style style:name="T23" style:family="text">
      <style:text-properties style:text-line-through-style="none" style:text-line-through-type="none" officeooo:rsid="003530bc"/>
    </style:style>
    <style:style style:name="T24" style:family="text">
      <style:text-properties fo:color="#eeeeee" style:text-line-through-style="solid" style:text-line-through-type="single" officeooo:rsid="0017d108"/>
    </style:style>
    <style:style style:name="T25" style:family="text">
      <style:text-properties fo:color="#eeeeee" style:text-line-through-style="solid" style:text-line-through-type="single" officeooo:rsid="001036d8"/>
    </style:style>
    <style:style style:name="T26" style:family="text">
      <style:text-properties officeooo:rsid="00366570"/>
    </style:style>
    <style:style style:name="T27" style:family="text">
      <style:text-properties officeooo:rsid="00374d9b"/>
    </style:style>
    <style:style style:name="T28" style:family="text">
      <style:text-properties fo:background-color="#efefef" loext:char-shading-value="0"/>
    </style:style>
    <style:style style:name="T29" style:family="text">
      <style:text-properties fo:color="#000080" fo:font-weight="bold" fo:background-color="#efefef" loext:char-shading-value="0"/>
    </style:style>
    <style:style style:name="T30" style:family="text">
      <style:text-properties fo:color="#000080" fo:font-weight="bold" officeooo:rsid="00374d9b"/>
    </style:style>
    <style:style style:name="T31" style:family="text">
      <style:text-properties fo:color="#660e7a" fo:font-style="italic" fo:font-weight="bold"/>
    </style:style>
    <style:style style:name="T32" style:family="text">
      <style:text-properties fo:color="#660e7a" fo:font-style="italic" fo:font-weight="bold" officeooo:rsid="00374d9b"/>
    </style:style>
    <style:style style:name="T33" style:family="text">
      <style:text-properties officeooo:rsid="0038224d"/>
    </style:style>
    <style:style style:name="T34" style:family="text">
      <style:text-properties officeooo:rsid="003839e1"/>
    </style:style>
    <style:style style:name="T35" style:family="text">
      <style:text-properties officeooo:rsid="003a2da1"/>
    </style:style>
    <style:style style:name="T36" style:family="text">
      <style:text-properties style:font-name="CMU Typewriter Text"/>
    </style:style>
    <style:style style:name="T37" style:family="text">
      <style:text-properties officeooo:rsid="003f0d7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Домашнее задание 1-опциональное. Оглавление.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Домашнее задание 1-опциональное. Оглавление.</text:p>
          </text:index-title>
          <text:p text:style-name="P37"><text:a xlink:type="simple" xlink:href="#__RefHeading___Toc981_2841144483" text:style-name="Index_20_Link" text:visited-style-name="Index_20_Link">1. Разобраться как функционирует Tomcat в embedded режиме на примере проекта TotalizatorOtus_092018 *<text:tab/>1</text:a></text:p>
          <text:p text:style-name="P37"><text:a xlink:type="simple" xlink:href="#__RefHeading___Toc983_2841144483" text:style-name="Index_20_Link" text:visited-style-name="Index_20_Link">2. Развернуть GlassFish на локальном окружении *<text:tab/>1</text:a></text:p>
          <text:p text:style-name="P37"><text:a xlink:type="simple" xlink:href="#__RefHeading___Toc985_2841144483" text:style-name="Index_20_Link" text:visited-style-name="Index_20_Link">3. Установить любую понравившуюся БД *<text:tab/>2</text:a></text:p>
          <text:p text:style-name="P37"><text:a xlink:type="simple" xlink:href="#__RefHeading___Toc987_2841144483" text:style-name="Index_20_Link" text:visited-style-name="Index_20_Link">4. Развернуть приложение в облачном сервисе (e.g. Heroku) **<text:tab/>2</text:a></text:p>
          <text:p text:style-name="P37"><text:a xlink:type="simple" xlink:href="#__RefHeading___Toc587_1529238004" text:style-name="Index_20_Link" text:visited-style-name="Index_20_Link">5. Работа с кружением Dev<text:tab/>2</text:a></text:p>
        </text:index-body>
      </text:table-of-content>
      <text:p text:style-name="P1"/>
      <text:p text:style-name="P1"/>
      <text:h text:style-name="Heading_20_3" text:outline-level="3"><text:bookmark-start text:name="__RefHeading___Toc981_2841144483"/>1. Разобраться как функционирует Tomcat в embedded режиме на примере проекта TotalizatorOtus_092018 *<text:bookmark-end text:name="__RefHeading___Toc981_2841144483"/></text:h>
      <text:p text:style-name="P14"/>
      <text:p text:style-name="P29">Зависимости</text:p>
      <text:p text:style-name="P25"/>
      <text:p text:style-name="P27"><text:span text:style-name="T28">&lt;</text:span><text:span text:style-name="T29">dependency</text:span><text:span text:style-name="T28">&gt;</text:span></text:p>
      <text:p text:style-name="P27"><text:s text:c="2"/><text:span text:style-name="T28">&lt;</text:span><text:span text:style-name="T29">groupId</text:span><text:span text:style-name="T28">&gt;</text:span>org.apache.tomcat.embed<text:span text:style-name="T28">&lt;/</text:span><text:span text:style-name="T29">groupId</text:span><text:span text:style-name="T28">&gt;</text:span></text:p>
      <text:p text:style-name="P27"><text:s text:c="2"/><text:span text:style-name="T28">&lt;</text:span><text:span text:style-name="T29">artifactId</text:span><text:span text:style-name="T28">&gt;</text:span>tomcat-embed-core<text:span text:style-name="T28">&lt;/</text:span><text:span text:style-name="T29">artifactId</text:span><text:span text:style-name="T28">&gt;</text:span></text:p>
      <text:p text:style-name="P27"><text:s text:c="2"/><text:span text:style-name="T28">&lt;</text:span><text:span text:style-name="T29">version</text:span><text:span text:style-name="T28">&gt;</text:span>${tomcat.version}<text:span text:style-name="T28">&lt;/</text:span><text:span text:style-name="T29">version</text:span><text:span text:style-name="T28">&gt;</text:span></text:p>
      <text:p text:style-name="P27"><text:span text:style-name="T28">&lt;/</text:span><text:span text:style-name="T29">dependency</text:span><text:span text:style-name="T28">&gt;</text:span></text:p>
      <text:p text:style-name="P27"><text:span text:style-name="T28">&lt;</text:span><text:span text:style-name="T29">dependency</text:span><text:span text:style-name="T28">&gt;</text:span></text:p>
      <text:p text:style-name="P27"><text:s text:c="2"/><text:span text:style-name="T28">&lt;</text:span><text:span text:style-name="T29">groupId</text:span><text:span text:style-name="T28">&gt;</text:span>org.apache.tomcat.embed<text:span text:style-name="T28">&lt;/</text:span><text:span text:style-name="T29">groupId</text:span><text:span text:style-name="T28">&gt;</text:span></text:p>
      <text:p text:style-name="P27"><text:s text:c="2"/><text:span text:style-name="T28">&lt;</text:span><text:span text:style-name="T29">artifactId</text:span><text:span text:style-name="T28">&gt;</text:span>tomcat-embed-jasper<text:span text:style-name="T28">&lt;/</text:span><text:span text:style-name="T29">artifactId</text:span><text:span text:style-name="T28">&gt;</text:span></text:p>
      <text:p text:style-name="P27"><text:s text:c="2"/><text:span text:style-name="T28">&lt;</text:span><text:span text:style-name="T29">version</text:span><text:span text:style-name="T28">&gt;</text:span>${tomcat.version}<text:span text:style-name="T28">&lt;/</text:span><text:span text:style-name="T29">version</text:span><text:span text:style-name="T28">&gt;</text:span></text:p>
      <text:p text:style-name="P27"><text:span text:style-name="T28">&lt;/</text:span><text:span text:style-name="T29">dependency</text:span><text:span text:style-name="T28">&gt;</text:span></text:p>
      <text:p text:style-name="P38"/>
      <text:p text:style-name="P28"><text:span text:style-name="T27">из командной строки </text:span><text:span text:style-name="T32">-Dport=8081 в</text:span><text:span text:style-name="T27"> </text:span><text:span text:style-name="T31">PORT_PROPERTY_NAME </text:span></text:p>
      <text:p text:style-name="P28"><text:span text:style-name="T27">из командной строки </text:span><text:span text:style-name="T16">-DcontextPath=/Totalizator </text:span><text:span text:style-name="T17">в </text:span><text:span text:style-name="T18">CONTEXT_PATH_PROPERTY_NAME</text:span></text:p>
      <text:p text:style-name="P40"/>
      <text:p text:style-name="P31"><text:span text:style-name="T27">создать сервер Tomcat tomcat = </text:span><text:span text:style-name="T30">new </text:span><text:span text:style-name="T27">Tomcat();</text:span></text:p>
      <text:p text:style-name="P32">установить параметры – порт, contextPath=/Totalizator, <text:span text:style-name="T33">размещение war’ника (деплой приложения)</text:span></text:p>
      <text:p text:style-name="P32"/>
      <text:p text:style-name="P34"><text:span text:style-name="T33">и магия по старту<text:line-break/></text:span>tomcat.getConnector();</text:p>
      <text:p text:style-name="P35">tomcat.start();</text:p>
      <text:p text:style-name="P36">tomcat.getServer().await()</text:p>
      <text:p text:style-name="P33"/>
      <text:p text:style-name="P28"><text:span text:style-name="T17">@Data <text:s text:c="4"/>@AllArgsConstructor </text:span><text:span text:style-name="T19">от сахара lombok<text:line-break/>в idea кажется нужен плагин для этой штуки, чтобы не ругалась на сеттеры.</text:span></text:p>
      <text:p text:style-name="P26">Однако maven собирает.<text:line-break/>В lottery-jar-with-dependencies.jar tomcat лежит в org/apache/catalina/</text:p>
      <text:p text:style-name="P23"/>
      <text:p text:style-name="P23"><text:span text:style-name="T34">$ </text:span>java -Dport=8081 -DcontextPath=/Totalizator -jar target/lottery-jar-with-dependencies.jar</text:p>
      <text:p text:style-name="P23">$ curl -s http://localhost:8081/Totalizator/ | grep '&lt;title&gt;'</text:p>
      <text:p text:style-name="P23"><text:tab/>&lt;title&gt;Розыгрыш скидок на оплату обучения&lt;/title&gt;</text:p>
      <text:p text:style-name="P23"/>
      <text:p text:style-name="P23"/>
      <text:p text:style-name="P23"/>
      <text:h text:style-name="Heading_20_3" text:outline-level="3"><text:bookmark-start text:name="__RefHeading___Toc983_2841144483"/><text:soft-page-break/>2. Развернуть GlassFish на локальном окружении *<text:bookmark-end text:name="__RefHeading___Toc983_2841144483"/></text:h>
      <text:p text:style-name="P14"/>
      <text:p text:style-name="P4">glassfish 5 full: Open Source Edition 5.0</text:p>
      <text:p text:style-name="P4"><text:tab/><text:a xlink:type="simple" xlink:href="../../../../../../bin/glassfish5/glassfish/docs/quickstart.html" text:style-name="Internet_20_link" text:visited-style-name="Visited_20_Internet_20_Link">GlassFish Server 5.0 Quick Start Guide</text:a> <text:span text:style-name="T10">(local)</text:span></text:p>
      <text:p text:style-name="P4"><text:tab/><text:a xlink:type="simple" xlink:href="https://javaee.github.io/glassfish/documentation" text:style-name="Internet_20_link" text:visited-style-name="Visited_20_Internet_20_Link">GlassFish Documentation</text:a><text:line-break/><text:span text:style-name="T8"><text:tab/>$ cd ~/bin/glassfish5/glassfish/bin</text:span></text:p>
      <text:p text:style-name="P11"><text:tab/>$ sudo ./asadmin start-domain</text:p>
      <text:p text:style-name="P11"><text:tab/>$ sudo ./asadmin stop-domain</text:p>
      <text:p text:style-name="P14"/>
      <text:h text:style-name="Heading_20_3" text:outline-level="3"><text:bookmark-start text:name="__RefHeading___Toc985_2841144483"/>3. Установить любую понравившуюся БД *<text:bookmark-end text:name="__RefHeading___Toc985_2841144483"/></text:h>
      <text:p text:style-name="P30"><text:a xlink:type="simple" xlink:href="https://postgrespro.ru/docs/postgresql/9.6/index" text:style-name="Internet_20_link" text:visited-style-name="Visited_20_Internet_20_Link"><text:span text:style-name="T26">Документация к PostgreSQL 9.6.10</text:span></text:a></text:p>
      <text:p text:style-name="P24">$ sudo apt install postgresql-all</text:p>
      <text:p text:style-name="P24">$ psql -U postgres -h localhost -p 5432</text:p>
      <text:p text:style-name="P24">Password for user postgres: </text:p>
      <text:p text:style-name="P24">psql (9.6.9)</text:p>
      <text:p text:style-name="P24">SSL connection (protocol: TLSv1.2, cipher: ECDHE-RSA-AES256-GCM-SHA384, bits: 256, compression: off)</text:p>
      <text:p text:style-name="P24">Type "help" for help.</text:p>
      <text:p text:style-name="P24">postgres=# \q</text:p>
      <text:p text:style-name="P24"/>
      <text:p text:style-name="P24"/>
      <text:p text:style-name="P24">/usr/lib/postgresql/9.6/bin/pg_ctl</text:p>
      <text:p text:style-name="P14"/>
      <text:h text:style-name="Heading_20_3" text:outline-level="3"><text:bookmark-start text:name="__RefHeading___Toc987_2841144483"/>4. <text:a xlink:type="simple" xlink:href="https://devcenter.heroku.com/articles/deploying-java" text:style-name="Internet_20_link" text:visited-style-name="Visited_20_Internet_20_Link">Развернуть приложение в облачном сервисе (e.g. Heroku)</text:a> **<text:bookmark-end text:name="__RefHeading___Toc987_2841144483"/></text:h>
      <text:p text:style-name="P1"/>
      <text:p text:style-name="P1"><text:span text:style-name="T37">Результат </text:span><text:a xlink:type="simple" xlink:href="https://hidden-dawn-10478.herokuapp.com/Totalizator/" text:style-name="Internet_20_link" text:visited-style-name="Visited_20_Internet_20_Link">https://hidden-dawn-10478.herokuapp.com/Totalizator/</text:a></text:p>
      <text:p text:style-name="P1"/>
      <text:p text:style-name="P43">Изменения</text:p>
      <text:p text:style-name="P43">+ файл Procfile:</text:p>
      <text:p text:style-name="P44"><text:tab/>web: java -jar target/lottery-jar-with-dependencies.jar</text:p>
      <text:p text:style-name="P43">+ файл system.properties:</text:p>
      <text:p text:style-name="P43"><text:tab/><text:span text:style-name="T5">java.runtime.version=1.8</text:span></text:p>
      <text:p text:style-name="P43">+ в pom.xml</text:p>
      <text:p text:style-name="P43"><text:tab/>плагин <text:span text:style-name="T5">maven-dependency-plugin с &lt;goal&gt;copy-dependencies</text:span><text:line-break/>+ diff ru.otus.launcher.Main <text:line-break/><text:tab/><text:span text:style-name="T5">//String portInt = System.getProperty(PORT_PROPERTY_NAME)</text:span></text:p>
      <text:p text:style-name="P43"><text:span text:style-name="T5"><text:tab/> <text:s/>String portInt = System.getenv("PORT");</text:span></text:p>
      <text:p text:style-name="P1"/>
      <text:p text:style-name="P43">deployment magic:</text:p>
      <text:p text:style-name="P44"><text:tab/>$ <text:s/>mvn clean install</text:p>
      <text:p text:style-name="P44"><text:tab/>$ <text:s/>heroku local web</text:p>
      <text:p text:style-name="P44"><text:tab/>$ <text:s/>git add .</text:p>
      <text:p text:style-name="P44"><text:tab/>$ <text:s/>git commit -m "heroku deploy"</text:p>
      <text:p text:style-name="P44"><text:tab/>$ <text:s/>heroku login</text:p>
      <text:p text:style-name="P44"><text:tab/>$ <text:s/>heroku create</text:p>
      <text:p text:style-name="P44"><text:tab/>$ <text:s/>git push heroku master</text:p>
      <text:p text:style-name="P44"><text:tab/>$ <text:s/>heroku open</text:p>
      <text:p text:style-name="P1"/>
      <text:h text:style-name="Heading_20_3" text:outline-level="3"><text:bookmark-start text:name="__RefHeading___Toc587_1529238004"/><text:soft-page-break/><text:span text:style-name="T34">5. Работа с </text:span>кружение<text:span text:style-name="T15">м</text:span> Dev<text:line-break/><text:bookmark-end text:name="__RefHeading___Toc587_1529238004"/></text:h>
      <text:p text:style-name="P6">OS: ubuntu 17.10</text:p>
      <text:p text:style-name="P6"/>
      <text:p text:style-name="P1">jdk: openjdk 1.8.0_171<text:tab/><text:span text:style-name="T13">//</text:span><text:span text:style-name="T14">TODO migrate all JavaEE Dev to Docker</text:span></text:p>
      <text:p text:style-name="P17"><text:tab/><text:span text:style-name="T1">переключение между 8 и 10</text:span></text:p>
      <text:p text:style-name="P18"><text:tab/><text:span text:style-name="T2"><text:tab/></text:span><text:span text:style-name="T5">$ </text:span><text:span text:style-name="T7">s</text:span><text:span text:style-name="T5">udo update-alternatives --config java</text:span></text:p>
      <text:p text:style-name="P9"><text:tab/><text:tab/>$ sudo update-alternatives --config javac</text:p>
      <text:p text:style-name="P5"><text:span text:style-name="T9"><text:tab/><text:tab/><text:tab/>* </text:span><text:span text:style-name="Source_20_Text"><text:span text:style-name="T8">keytool</text:span></text:span><text:span text:style-name="T8">, </text:span><text:span text:style-name="Source_20_Text"><text:span text:style-name="T8">javadoc</text:span></text:span><text:span text:style-name="T8"> and </text:span><text:span text:style-name="Source_20_Text"><text:span text:style-name="T8">jarsigner</text:span></text:span><text:span text:style-name="T8">.</text:span></text:p>
      <text:p text:style-name="P12"><text:tab/><text:tab/>$ sudo vim /etc/environment</text:p>
      <text:p text:style-name="P12"><text:tab/><text:tab/>$ source /etc/environment </text:p>
      <text:p text:style-name="P12"><text:tab/><text:tab/>$ echo $JAVA_HOME</text:p>
      <text:p text:style-name="P12"><text:tab/><text:tab/><text:tab/>/usr/lib/jvm/java-8-openjdk-amd64/bin/</text:p>
      <text:p text:style-name="P8"/>
      <text:p text:style-name="P1">idea <text:span text:style-name="T1">ultimate:</text:span> <text:span text:style-name="T12">18.2.3</text:span></text:p>
      <text:p text:style-name="P8"><text:tab/><text:span text:style-name="T20">~</text:span>/bin/idea-IU-182.4323.46/bin/<text:span text:style-name="T12">idea.sh</text:span></text:p>
      <text:p text:style-name="P10"/>
      <text:p text:style-name="P1"/>
      <text:p text:style-name="P20">tomcat: <text:s/>8.5.21-1ubuntu1.1 <text:tab/><text:tab/><text:span text:style-name="T3">//</text:span><text:span text:style-name="T4">TODO crossed port 8080 with glassfish</text:span></text:p>
      <text:p text:style-name="P5"><text:span text:style-name="T25"><text:tab/>Apache Tomcat 8 Documentation Index </text:span><text:span text:style-name="T24">(local)</text:span></text:p>
      <text:p text:style-name="P21"><text:tab/>$ sudo service tomcat8 start</text:p>
      <text:p text:style-name="P22"><text:tab/>$ sudo service tomcat8 st<text:span text:style-name="T11">op</text:span></text:p>
      <text:p text:style-name="P2"/>
      <text:p text:style-name="P19">tomcat: 9.0.12</text:p>
      <text:p text:style-name="P3"><text:span text:style-name="T21"><text:tab/></text:span><text:a xlink:type="simple" xlink:href="../../../../../../bin/tomcat-9.0-doc/index.html" text:style-name="Internet_20_link" text:visited-style-name="Visited_20_Internet_20_Link"><text:span text:style-name="T21">Apache Tomcat </text:span></text:a><text:a xlink:type="simple" xlink:href="../../../../../../bin/tomcat-9.0-doc/index.html" text:style-name="Internet_20_link" text:visited-style-name="Visited_20_Internet_20_Link"><text:span text:style-name="T23">9</text:span></text:a><text:a xlink:type="simple" xlink:href="../../../../../../bin/tomcat-9.0-doc/index.html" text:style-name="Internet_20_link" text:visited-style-name="Visited_20_Internet_20_Link"><text:span text:style-name="T21"> Documentation Index</text:span></text:a><text:span text:style-name="T21"> </text:span><text:span text:style-name="T22">(local)</text:span></text:p>
      <text:p text:style-name="P15"><text:tab/>$ cd ~/bin/tomcat-9.0.12/bin</text:p>
      <text:p text:style-name="P15"><text:tab/>$ ./startup.sh </text:p>
      <text:p text:style-name="P15"><text:tab/><text:tab/>Using CATALINA_BASE: <text:s text:c="2"/>/home/lsua/bin/tomcat-9.0.12</text:p>
      <text:p text:style-name="P15"><text:tab/><text:tab/>Using CATALINA_HOME: <text:s text:c="2"/>/home/lsua/bin/tomcat-9.0.12</text:p>
      <text:p text:style-name="P15"><text:tab/><text:tab/>Using CATALINA_TMPDIR: /home/lsua/bin/tomcat-9.0.12/temp</text:p>
      <text:p text:style-name="P15"><text:tab/><text:tab/>Using JRE_HOME: <text:s text:c="7"/>/usr/lib/jvm/java-10-oracle</text:p>
      <text:p text:style-name="P15"><text:tab/><text:tab/>Using CLASSPATH: <text:s text:c="6"/>/home/lsua/bin/tomcat-<text:tab/><text:tab/><text:tab/><text:tab/><text:tab/><text:tab/>9.0.12/bin/bootstrap.jar:/home/lsua/bin/tomcat-9.0.12/bin/tomcat-juli.jar</text:p>
      <text:p text:style-name="P15"><text:tab/><text:tab/>Tomcat started.</text:p>
      <text:p text:style-name="P15"><text:line-break/><text:tab/>$ curl -s <text:s/>localhost:8080 | grep title</text:p>
      <text:p text:style-name="P15"><text:tab/> <text:s text:c="7"/>&lt;title&gt;Apache Tomcat/9.0.12&lt;/title&gt;</text:p>
      <text:p text:style-name="P15"><text:tab/>$ ./shutdown.sh </text:p>
      <text:p text:style-name="P19"/>
      <text:p text:style-name="P2"/>
      <text:p text:style-name="P1">соединение idea и glassfish: <text:span text:style-name="T35">OK</text:span></text:p>
      <text:p text:style-name="P1"/>
      <text:p text:style-name="P1">соединение idea и tomcat: <text:span text:style-name="T35">OK, чуток попроще чем в eclipse</text:span></text:p>
      <text:p text:style-name="P1"><text:tab/><text:tab/></text:p>
      <text:p text:style-name="P6">visual paradigm: <text:span text:style-name="T6">CE 14.2</text:span></text:p>
      <text:p text:style-name="P7"><text:tab/><text:span text:style-name="T20">~</text:span><text:span text:style-name="T3">/bin/Visual_Paradigm_CE_14.2/bin/Visual_Paradigm</text:span></text:p>
      <text:p text:style-name="P1"/>
      <text:p text:style-name="P16">git: </text:p>
      <text:p text:style-name="P16"><text:span text:style-name="T6"><text:tab/></text:span><text:a xlink:type="simple" xlink:href="https://github.com/SuvorovJA/otus_JavaEE_2018_09" text:style-name="Internet_20_link" text:visited-style-name="Visited_20_Internet_20_Link"><text:span text:style-name="T6">https://github.com/SuvorovJA/otus_JavaEE_2018_09</text:span></text:a></text:p>
      <text:p text:style-name="P16"><text:span text:style-name="T6"><text:line-break/><text:tab/></text:span><text:span text:style-name="T8">git init </text:span></text:p>
      <text:p text:style-name="P13"><text:tab/>git add .gitignore L01/</text:p>
      <text:p text:style-name="P13"><text:tab/>git commit -m "draft 1"</text:p>
      <text:p text:style-name="P13"><text:tab/>git remote add origin https://github.com/SuvorovJA/otus_JavaEE_2018_09.git</text:p>
      <text:p text:style-name="P13"><text:tab/>git push origin master</text:p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6.2$Linux_X86_64 LibreOffice_project/40m0$Build-2</meta:generator>
    <meta:editing-cycles>0</meta:editing-cycles>
    <meta:editing-duration>P0D</meta:editing-duration>
    <meta:document-statistic meta:table-count="0" meta:image-count="0" meta:object-count="0" meta:page-count="4" meta:paragraph-count="107" meta:word-count="470" meta:character-count="4275" meta:non-whitespace-character-count="3774"/>
  </office:meta>
</office:document-meta>
</file>